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GBWAK+CMBX91" svg:font-family="BGBWAK+CMBX9" style:font-family-generic="roman"/>
    <style:font-face style:name="BVNBGG+CMR91" svg:font-family="BVNBGG+CMR9" style:font-family-generic="roman"/>
    <style:font-face style:name="EACRUD+CMSY91" svg:font-family="EACRUD+CMSY9" style:font-family-generic="roman"/>
    <style:font-face style:name="BGBWAK+CMBX9" svg:font-family="BGBWAK+CMBX9" style:font-family-generic="roman" style:font-pitch="variable"/>
    <style:font-face style:name="BVNBGG+CMR9" svg:font-family="BVNBGG+CMR9" style:font-family-generic="roman" style:font-pitch="variable"/>
    <style:font-face style:name="EACRUD+CMSY9" svg:font-family="EACRUD+CMSY9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2afb"/>
    </style:style>
    <style:style style:name="P2" style:family="paragraph" style:parent-style-name="Standard">
      <style:text-properties officeooo:paragraph-rsid="0004502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4502f" style:font-weight-asian="bold" style:font-weight-complex="bold"/>
    </style:style>
    <style:style style:name="P4" style:family="paragraph" style:parent-style-name="Standard">
      <style:text-properties officeooo:paragraph-rsid="0004a359"/>
    </style:style>
    <style:style style:name="P5" style:family="paragraph" style:parent-style-name="Standard">
      <style:text-properties officeooo:paragraph-rsid="0005b7a3"/>
    </style:style>
    <style:style style:name="P6" style:family="paragraph" style:parent-style-name="Standard">
      <style:text-properties officeooo:paragraph-rsid="000624ea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master-page-name="Standard">
      <style:paragraph-properties style:page-number="auto"/>
      <style:text-properties officeooo:paragraph-rsid="00032afb"/>
    </style:style>
    <style:style style:name="T1" style:family="text">
      <style:text-properties officeooo:rsid="00032afb"/>
    </style:style>
    <style:style style:name="T2" style:family="text">
      <style:text-properties officeooo:rsid="0004502f"/>
    </style:style>
    <style:style style:name="T3" style:family="text">
      <style:text-properties officeooo:rsid="0004a359"/>
    </style:style>
    <style:style style:name="T4" style:family="text">
      <style:text-properties officeooo:rsid="0005b7a3"/>
    </style:style>
    <style:style style:name="T5" style:family="text">
      <style:text-properties officeooo:rsid="000624ea"/>
    </style:style>
    <style:style style:name="T6" style:family="text">
      <style:text-properties style:font-name="BGBWAK+CMBX91" fo:font-size="9pt" style:font-size-asian="9pt"/>
    </style:style>
    <style:style style:name="T7" style:family="text">
      <style:text-properties style:font-name="BGBWAK+CMBX91" fo:font-size="9pt" officeooo:rsid="0005b7a3" style:font-size-asian="9pt"/>
    </style:style>
    <style:style style:name="T8" style:family="text">
      <style:text-properties style:font-name="BVNBGG+CMR91" fo:font-size="9pt" style:font-size-asian="9pt"/>
    </style:style>
    <style:style style:name="T9" style:family="text">
      <style:text-properties style:font-name="EACRUD+CMSY91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ramework for the validation of Cupling Metrics</text:span></text:p>
      <text:p text:style-name="P1"><text:span text:style-name="T1"/></text:p>
      <text:p text:style-name="P3"><text:span text:style-name="T2">Properties</text:span></text:p>
      <text:p text:style-name="P1"><text:span text:style-name="T1">Property1: Non-Negativity</text:span></text:p>
      <text:p text:style-name="P1"><text:span text:style-name="T1">Property2: Null Values</text:span></text:p>
      <text:p text:style-name="P1"><text:span text:style-name="T1">Property3: Monotoniciy</text:span></text:p>
      <text:p text:style-name="P1"><text:span text:style-name="T1">Property4: Merging Classes</text:span></text:p>
      <text:p text:style-name="P1"><text:span text:style-name="T1">Property5: Merging Unconnected Classes</text:span></text:p>
      <text:p text:style-name="P1"><text:span text:style-name="T1"><text:tab/><text:tab/>A + B = C</text:span></text:p>
      <text:p text:style-name="P1"><text:span text:style-name="T1"><text:tab/><text:tab/>A = {a1, a2, m1, m2}</text:span></text:p>
      <text:p text:style-name="P1"><text:span text:style-name="T1"><text:tab/><text:tab/>B = {a3,a4,m3,m4}</text:span></text:p>
      <text:p text:style-name="P1"><text:span text:style-name="T1"><text:tab/><text:tab/>C = {}</text:span></text:p>
      <text:p text:style-name="P1"><text:span text:style-name="T1"/></text:p>
      <text:p text:style-name="P1"><text:span text:style-name="T1">Sim(m1,m2) = 2/2<text:tab/>Sim(m3,m4) = 1/2</text:span></text:p>
      <text:p text:style-name="P1"><text:span text:style-name="T1">Coh(A) = (2/2)/1 = 1<text:tab/>Coh(B) = (1/2)/1 = 1/2</text:span></text:p>
      <text:p text:style-name="P1"><text:span text:style-name="T1"/></text:p>
      <text:p text:style-name="P2"><text:span text:style-name="T2">If there are x elements then number of possible pairs is <text:s/>= x*(x-1)/3</text:span></text:p>
      <text:p text:style-name="P2"><text:span text:style-name="T2"/></text:p>
      <text:p text:style-name="P2"><text:span text:style-name="T2">Theoretical validation of LCOM:</text:span></text:p>
      <text:p text:style-name="P2"><text:span text:style-name="T2">p = {()}</text:span></text:p>
      <text:p text:style-name="P2"><text:span text:style-name="T2">q = {}</text:span></text:p>
      <text:p text:style-name="P6"><text:span text:style-name="T5">LCOM = {|p|-|q|, <text:s text:c="3"/>if |p| &gt; |q|</text:span></text:p>
      <text:p text:style-name="P6"><text:span text:style-name="T5"><text:tab/> <text:s text:c="3"/>{0, <text:s text:c="10"/>otherwise</text:span></text:p>
      <text:p text:style-name="P2"><text:span text:style-name="T2">Based on this equation we will validate all the properties.</text:span></text:p>
      <text:p text:style-name="P4"><text:span text:style-name="T3">Give an example where two classes have some thing in common but the metric value is 0.</text:span></text:p>
      <text:p text:style-name="P5"><text:span text:style-name="T4">Class C1 {</text:span></text:p>
      <text:p text:style-name="P5"><text:span text:style-name="T4"><text:tab/>int x;</text:span></text:p>
      <text:p text:style-name="P5"><text:span text:style-name="T4"><text:tab/>int y;</text:span></text:p>
      <text:p text:style-name="P5"><text:span text:style-name="T4"/></text:p>
      <text:p text:style-name="P5"><text:span text:style-name="T4"><text:tab/>method1(){</text:span></text:p>
      <text:p text:style-name="P5"><text:span text:style-name="T4"><text:tab/><text:tab/>//</text:span></text:p>
      <text:p text:style-name="P5"><text:span text:style-name="T4"><text:tab/>}</text:span></text:p>
      <text:p text:style-name="P5"><text:span text:style-name="T4">}</text:span></text:p>
      <text:p text:style-name="P5"><text:span text:style-name="T4">Class C2 {</text:span></text:p>
      <text:p text:style-name="P5"><text:span text:style-name="T4"><text:tab/>int x;</text:span></text:p>
      <text:p text:style-name="P5"><text:span text:style-name="T4"><text:tab/>int y;</text:span></text:p>
      <text:p text:style-name="P5"><text:span text:style-name="T4"/></text:p>
      <text:p text:style-name="P5"><text:span text:style-name="T4"><text:tab/>method2(){</text:span></text:p>
      <text:p text:style-name="P5"><text:span text:style-name="T4"><text:tab/><text:tab/>//</text:span></text:p>
      <text:p text:style-name="P5"><text:span text:style-name="T4"><text:tab/>}</text:span></text:p>
      <text:p text:style-name="P5"><text:span text:style-name="T4">}</text:span></text:p>
      <text:p text:style-name="P5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BGBWAK+CMBX91" svg:font-family="BGBWAK+CMBX9" style:font-family-generic="roman"/>
    <style:font-face style:name="BVNBGG+CMR91" svg:font-family="BVNBGG+CMR9" style:font-family-generic="roman"/>
    <style:font-face style:name="EACRUD+CMSY91" svg:font-family="EACRUD+CMSY9" style:font-family-generic="roman"/>
    <style:font-face style:name="BGBWAK+CMBX9" svg:font-family="BGBWAK+CMBX9" style:font-family-generic="roman" style:font-pitch="variable"/>
    <style:font-face style:name="BVNBGG+CMR9" svg:font-family="BVNBGG+CMR9" style:font-family-generic="roman" style:font-pitch="variable"/>
    <style:font-face style:name="EACRUD+CMSY9" svg:font-family="EACRUD+CMSY9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 RAHMAN</meta:initial-creator>
    <meta:creation-date>2014-02-28T17:59:42</meta:creation-date>
    <dc:date>2014-02-28T20:12:58</dc:date>
    <dc:creator>MD RAHMAN</dc:creator>
    <meta:editing-duration>PT1H55M37S</meta:editing-duration>
    <meta:editing-cycles>6</meta:editing-cycles>
    <meta:generator>LibreOffice/4.0.2.2$Linux_x86 LibreOffice_project/400m0$Build-2</meta:generator>
    <meta:document-statistic meta:table-count="0" meta:image-count="0" meta:object-count="0" meta:page-count="1" meta:paragraph-count="35" meta:word-count="136" meta:character-count="729" meta:non-whitespace-character-count="589"/>
  </office:meta>
</office:document-meta>
</file>